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ScalaSans-Bold" svg:font-family="ScalaSans-Bold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style:use-window-font-color="true" style:text-line-through-style="none" style:font-name="Times New Roman" fo:font-size="12pt" fo:language="fr" fo:country="FR" fo:font-style="normal" fo:background-color="transparent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2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style:use-window-font-color="true" style:text-line-through-style="none" style:font-name="Times New Roman" fo:font-size="12pt" fo:language="fr" fo:country="FR" fo:font-style="normal" fo:background-color="#83caff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4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style:use-window-font-color="true" style:text-line-through-style="none" style:font-name="Times New Roman" fo:font-size="12pt" fo:language="fr" fo:country="FR" fo:background-color="transparent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style:use-window-font-color="true" style:text-line-through-style="none" fo:font-size="12pt" fo:language="fr" fo:country="FR" fo:font-style="normal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style:use-window-font-color="true" style:text-line-through-style="none" fo:font-size="12pt" fo:language="fr" fo:country="FR" fo:font-style="normal" fo:font-weight="normal" fo:background-color="#83caf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style:use-window-font-color="true" style:text-line-through-style="none" fo:font-size="12pt" fo:language="fr" fo:country="FR" fo:background-color="transparent" style:font-size-asian="12pt" style:language-asian="zxx" style:country-asian="none" style:font-size-complex="12pt" style:language-complex="zxx" style:country-complex="none"/>
    </style:style>
    <style:style style:name="P8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style:use-window-font-color="true" style:text-line-through-style="none" fo:font-size="12pt" fo:language="fr" fo:country="FR" fo:font-weight="normal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style:use-window-font-color="true" style:font-name="Times New Roman" fo:font-size="12pt" fo:background-color="transparent" style:font-size-asian="12pt" style:font-size-complex="12pt"/>
    </style:style>
    <style:style style:name="P10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style:use-window-font-color="true" fo:font-size="12pt" fo:language="fr" fo:country="FR" fo:background-color="transparent" style:font-size-asian="12pt" style:language-asian="zxx" style:country-asian="none" style:font-size-complex="12pt" style:language-complex="zxx" style:country-complex="none"/>
    </style:style>
    <style:style style:name="P11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style:use-window-font-color="true" fo:font-size="12pt" fo:language="fr" fo:country="FR" fo:font-weight="normal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style>
    <style:style style:name="P13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style:text-line-through-style="none" fo:font-size="12pt" fo:language="fr" fo:country="FR" fo:font-style="normal" fo:font-weight="normal" fo:background-color="#83caf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style:text-line-through-style="none" fo:font-size="12pt" fo:language="fr" fo:country="FR" fo:font-style="normal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style:text-line-through-style="none" fo:font-size="12pt" fo:language="fr" fo:country="FR" fo:font-style="italic" fo:font-weight="normal" fo:background-color="transparent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6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style:text-line-through-style="none" fo:font-size="12pt" fo:language="fr" fo:country="FR" fo:background-color="#83caff" style:font-size-asian="12pt" style:language-asian="zxx" style:country-asian="none" style:font-size-complex="12pt" style:language-complex="zxx" style:country-complex="none"/>
    </style:style>
    <style:style style:name="P17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fo:font-size="12pt" fo:background-color="transparent" style:font-size-asian="12pt" style:font-size-complex="12pt"/>
    </style:style>
    <style:style style:name="P18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fo:font-size="12pt" fo:language="fr" fo:country="FR" fo:font-weight="normal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fo:font-size="12pt" fo:language="fr" fo:country="F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0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888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background-color="transparent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22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888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888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#83caf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888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#ff420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888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background-color="#66ff00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26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888cm"/>
        </style:tab-stops>
        <style:background-image/>
      </style:paragraph-properties>
      <style:text-properties style:use-window-font-color="true" style:text-line-through-style="none" fo:font-size="12pt" fo:language="fr" fo:country="FR" fo:font-style="normal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888cm"/>
        </style:tab-stops>
        <style:background-image/>
      </style:paragraph-properties>
      <style:text-properties style:use-window-font-color="true" style:text-line-through-style="none" fo:font-size="12pt" fo:language="fr" fo:country="FR" fo:background-color="#ffff00" style:font-size-asian="12pt" style:language-asian="zxx" style:country-asian="none" style:font-size-complex="12pt" style:language-complex="zxx" style:country-complex="none"/>
    </style:style>
    <style:style style:name="P28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888cm"/>
        </style:tab-stops>
        <style:background-image/>
      </style:paragraph-properties>
      <style:text-properties style:use-window-font-color="true" fo:font-size="12pt" fo:language="fr" fo:country="FR" fo:font-weight="normal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9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888cm"/>
        </style:tab-stops>
        <style:background-image/>
      </style:paragraph-properties>
      <style:text-properties style:text-line-through-style="none" fo:font-size="12pt" fo:language="fr" fo:country="FR" fo:font-style="normal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888cm"/>
        </style:tab-stops>
        <style:background-image/>
      </style:paragraph-properties>
      <style:text-properties style:text-line-through-style="none" style:font-name="Times New Roman" fo:font-size="12pt" fo:language="fr" fo:country="FR" fo:font-style="normal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888cm"/>
        </style:tab-stops>
        <style:background-image/>
      </style:paragraph-properties>
      <style:text-properties style:text-line-through-style="solid" style:font-name="Times New Roman" fo:font-size="12pt" fo:language="fr" fo:country="FR" fo:font-style="italic" fo:font-weight="normal" fo:background-color="transparent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32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style:use-window-font-color="true" style:text-line-through-style="none" style:font-name="Times New Roman" fo:font-size="12pt" fo:language="fr" fo:country="FR" fo:font-style="normal" fo:background-color="transparent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33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#83caf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style:use-window-font-color="true" style:text-line-through-style="none" style:font-name="Times New Roman" fo:font-size="12pt" fo:language="fr" fo:country="FR" fo:font-style="normal" fo:background-color="#83caff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36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style:use-window-font-color="true"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style:use-window-font-color="true" style:font-name="Times New Roman" fo:font-size="12pt" fo:font-style="normal" fo:background-color="transparent" style:font-size-asian="12pt" style:font-style-asian="normal" style:font-size-complex="12pt" style:font-style-complex="normal"/>
    </style:style>
    <style:style style:name="P38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style:use-window-font-color="true" style:font-name="Times New Roman" fo:font-size="12pt" fo:background-color="transparent" style:font-size-asian="12pt" style:font-size-complex="12pt"/>
    </style:style>
    <style:style style:name="P39" style:family="paragraph" style:parent-style-name="Standard">
      <style:paragraph-properties>
        <style:tab-stops>
          <style:tab-stop style:position="5.556cm"/>
          <style:tab-stop style:position="16.115cm"/>
          <style:tab-stop style:position="21.888cm"/>
        </style:tab-stops>
      </style:paragraph-properties>
      <style:text-properties style:text-line-through-style="none" fo:font-size="12pt" fo:language="fr" fo:country="FR" fo:font-style="normal" fo:font-weight="normal" fo:background-color="#83caf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888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style:text-underline-style="none" fo:font-weight="normal" fo:background-color="#83caff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888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background-color="transparent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P42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888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3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888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transparent" style:font-name-asian="ScalaSans-Bold" style:font-size-asian="12pt" style:language-asian="zxx" style:country-asian="none" style:font-style-asian="normal" style:font-weight-asian="normal" style:font-name-complex="ScalaSans-Bold" style:font-size-complex="12pt" style:language-complex="zxx" style:country-complex="none" style:font-style-complex="normal" style:font-weight-complex="normal"/>
    </style:style>
    <style:style style:name="P44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888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#83caf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5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888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italic" fo:font-weight="normal" fo:background-color="transparent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6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888cm"/>
        </style:tab-stops>
        <style:background-image/>
      </style:paragraph-properties>
      <style:text-properties style:use-window-font-color="true" style:text-line-through-style="none" fo:font-size="12pt" fo:language="fr" fo:country="FR" fo:font-style="normal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7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888cm"/>
        </style:tab-stops>
        <style:background-image/>
      </style:paragraph-properties>
      <style:text-properties style:use-window-font-color="true"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888cm"/>
        </style:tab-stops>
        <style:background-image/>
      </style:paragraph-properties>
      <style:text-properties style:use-window-font-color="true" style:font-name="Times New Roman" fo:font-size="12pt" fo:background-color="transparent" style:font-size-asian="12pt" style:font-size-complex="12pt"/>
    </style:style>
    <style:style style:name="P49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888cm"/>
        </style:tab-stops>
        <style:background-image/>
      </style:paragraph-properties>
      <style:text-properties style:text-line-through-style="none" fo:font-size="12pt" fo:language="fr" fo:country="FR" fo:font-style="normal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950e" style:font-weight-asian="normal" style:font-weight-complex="normal"/>
    </style:style>
    <style:style style:name="T3" style:family="text">
      <style:text-properties fo:font-weight="normal" fo:background-color="transparent" style:font-weight-asian="normal" style:font-weight-complex="normal"/>
    </style:style>
    <style:style style:name="T4" style:family="text">
      <style:text-properties style:text-line-through-style="none" fo:language="fr" fo:country="FR" style:language-asian="zxx" style:country-asian="none" style:language-complex="zxx" style:country-complex="none"/>
    </style:style>
    <style:style style:name="T5" style:family="text">
      <style:text-properties style:text-line-through-style="none" fo:language="fr" fo:country="FR" fo:font-weight="normal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style:text-line-through-style="none" fo:language="fr" fo:country="FR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7" style:family="text">
      <style:text-properties style:text-line-through-style="none" fo:language="fr" fo:country="FR" fo:font-style="normal" style:language-asian="zxx" style:country-asian="none" style:font-style-asian="normal" style:language-complex="zxx" style:country-complex="none" style:font-style-complex="normal"/>
    </style:style>
    <style:style style:name="T8" style:family="text">
      <style:text-properties style:text-line-through-style="none" fo:language="fr" fo:country="FR" style:text-underline-style="none" style:font-name-asian="Times New Roman1" style:language-asian="zxx" style:country-asian="none" style:font-name-complex="Times New Roman1" style:language-complex="zxx" style:country-complex="none"/>
    </style:style>
    <style:style style:name="T9" style:family="text">
      <style:text-properties style:text-line-through-style="none" style:font-name="Times New Roman" fo:font-style="normal" fo:font-weight="normal" fo:background-color="transparent" style:font-style-asian="normal" style:font-weight-asian="normal" style:font-style-complex="normal" style:font-weight-complex="normal"/>
    </style:style>
    <style:style style:name="T10" style:family="text">
      <style:text-properties style:text-line-through-style="none" style:font-name="Times New Roman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text-line-through-style="none" style:font-name="Times New Roman" fo:font-style="normal" style:font-style-asian="normal" style:font-style-complex="normal"/>
    </style:style>
    <style:style style:name="T12" style:family="text">
      <style:text-properties style:text-line-through-style="none" fo:font-weight="normal" fo:background-color="transparent" style:font-weight-asian="normal" style:font-weight-complex="normal"/>
    </style:style>
    <style:style style:name="T13" style:family="text">
      <style:text-properties style:text-line-through-style="none" fo:font-weight="normal" style:font-weight-asian="normal" style:font-weight-complex="normal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style:text-line-through-style="none" fo:font-style="normal" style:text-underline-style="none" style:font-name-asian="Times New Roman1" style:font-style-asian="normal" style:font-name-complex="Times New Roman1" style:font-style-complex="normal"/>
    </style:style>
    <style:style style:name="T16" style:family="text">
      <style:text-properties style:use-window-font-color="true" style:text-line-through-style="none" style:font-name="Times New Roman" fo:font-style="normal" style:font-style-asian="normal" style:font-style-complex="normal"/>
    </style:style>
    <style:style style:name="T17" style:family="text">
      <style:text-properties style:use-window-font-color="true" style:text-line-through-style="none" style:font-name="Times New Roman" fo:font-style="normal" style:text-underline-style="none" fo:background-color="transparent" style:font-name-asian="Times New Roman1" style:font-style-asian="normal" style:font-name-complex="Times New Roman1" style:font-style-complex="normal"/>
    </style:style>
    <style:style style:name="T18" style:family="text">
      <style:text-properties style:use-window-font-color="true" style:text-line-through-style="none" style:font-name="Times New Roman" fo:language="fr" fo:country="FR" fo:font-style="normal" fo:font-weight="normal" fo:background-color="transparent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9" style:family="text">
      <style:text-properties style:use-window-font-color="true" style:text-line-through-style="none" style:font-name="Times New Roman" fo:language="fr" fo:country="FR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0" style:family="text">
      <style:text-properties style:use-window-font-color="true" style:text-line-through-style="none" style:font-name="Times New Roman" fo:language="fr" fo:country="FR" fo:font-style="normal" style:language-asian="zxx" style:country-asian="none" style:font-style-asian="normal" style:language-complex="zxx" style:country-complex="none" style:font-style-complex="normal"/>
    </style:style>
    <style:style style:name="T21" style:family="text">
      <style:text-properties style:use-window-font-color="true" style:font-name="Times New Roman"/>
    </style:style>
    <style:style style:name="T22" style:family="text">
      <style:text-properties style:use-window-font-color="true" style:font-name="Times New Roman" style:text-underline-style="none" fo:background-color="transparent" style:font-name-asian="Times New Roman1" style:font-name-complex="Times New Roman1"/>
    </style:style>
    <style:style style:name="T23" style:family="text">
      <style:text-properties style:use-window-font-color="true" style:font-name="Times New Roman" style:text-underline-style="none" style:font-name-asian="Times New Roman1" style:font-name-complex="Times New Roman1"/>
    </style:style>
    <style:style style:name="T24" style:family="text">
      <style:text-properties style:use-window-font-color="true" style:font-name="Times New Roman" fo:font-style="normal" style:text-underline-style="none" style:font-name-asian="Times New Roman1" style:font-style-asian="normal" style:font-name-complex="Times New Roman1" style:font-style-complex="normal"/>
    </style:style>
    <style:style style:name="T25" style:family="text">
      <style:text-properties style:use-window-font-color="true" style:font-name="Times New Roman" fo:font-style="normal" style:text-underline-style="none" fo:font-weight="normal" fo:background-color="transparent" style:font-name-asian="Times New Roman1" style:font-style-asian="normal" style:font-weight-asian="normal" style:font-name-complex="Times New Roman1" style:font-style-complex="normal" style:font-weight-complex="normal"/>
    </style:style>
    <style:style style:name="T26" style:family="text">
      <style:text-properties style:use-window-font-color="true" style:font-name="Times New Roman" fo:background-color="transparent"/>
    </style:style>
    <style:style style:name="T27" style:family="text">
      <style:text-properties style:use-window-font-color="true" fo:background-color="transparent"/>
    </style:style>
    <style:style style:name="T28" style:family="text">
      <style:text-properties style:use-window-font-color="true" style:text-underline-style="none" style:font-name-asian="Times New Roman1" style:font-name-complex="Times New Roman1"/>
    </style:style>
    <style:style style:name="T29" style:family="text">
      <style:text-properties style:use-window-font-color="true" fo:language="fr" fo:country="FR" style:language-asian="zxx" style:country-asian="none" style:language-complex="zxx" style:country-complex="none"/>
    </style:style>
    <style:style style:name="T30" style:family="text">
      <style:text-properties style:use-window-font-color="true" fo:language="fr" fo:country="FR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T31" style:family="text">
      <style:text-properties style:use-window-font-color="true" style:text-line-through-style="solid" style:font-name="Times New Roman" fo:font-style="normal" style:text-underline-style="none" style:font-name-asian="Times New Roman1" style:font-style-asian="normal" style:font-name-complex="Times New Roman1" style:font-style-complex="normal"/>
    </style:style>
    <style:style style:name="T32" style:family="text">
      <style:text-properties fo:background-color="#ffff00"/>
    </style:style>
    <style:style style:name="T33" style:family="text">
      <style:text-properties fo:background-color="#ff950e"/>
    </style:style>
    <style:style style:name="T34" style:family="text">
      <style:text-properties fo:background-color="#ff9900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style:text-underline-style="none" style:font-name-asian="Times New Roman1" style:font-name-complex="Times New Roman1"/>
    </style:style>
    <style:style style:name="T37" style:family="text">
      <style:text-properties style:font-name="Times New Roman" style:text-underline-style="none" fo:background-color="transparent" style:font-name-asian="Times New Roman1" style:font-name-complex="Times New Roman1"/>
    </style:style>
    <style:style style:name="T38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font-name="Times New Roman" fo:font-style="normal" fo:font-weight="normal" fo:background-color="transparent" style:font-style-asian="normal" style:font-weight-asian="normal" style:font-style-complex="normal" style:font-weight-complex="normal"/>
    </style:style>
    <style:style style:name="T40" style:family="text">
      <style:text-properties style:font-name="Times New Roman" fo:font-style="normal" style:text-underline-style="none" fo:font-weight="normal" fo:background-color="transparent" style:font-name-asian="Times New Roman1" style:font-style-asian="normal" style:font-weight-asian="normal" style:font-name-complex="Times New Roman1" style:font-style-complex="normal" style:font-weight-complex="normal"/>
    </style:style>
    <style:style style:name="T41" style:family="text">
      <style:text-properties style:font-name="Times New Roman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fo:font-weight="normal" style:font-name-asian="Times New Roman1" style:font-weight-asian="normal" style:font-name-complex="Times New Roman1" style:font-weight-complex="normal"/>
    </style:style>
    <style:style style:name="T44" style:family="text">
      <style:text-properties style:text-underline-style="none" style:font-name-asian="Times New Roman1" style:font-name-complex="Times New Roman1"/>
    </style:style>
    <style:style style:name="T45" style:family="text">
      <style:text-properties style:text-underline-style="none" fo:background-color="transparent" style:font-name-asian="Times New Roman1" style:font-name-complex="Times New Roman1"/>
    </style:style>
    <style:style style:name="T46" style:family="text">
      <style:text-properties style:text-underline-style="none" fo:background-color="#ff950e" style:font-name-asian="Times New Roman1" style:font-name-complex="Times New Roman1"/>
    </style:style>
    <style:style style:name="T47" style:family="text">
      <style:text-properties fo:background-color="transparent"/>
    </style:style>
    <style:style style:name="T48" style:family="text">
      <style:text-properties fo:background-color="#66ff00"/>
    </style:style>
    <style:style style:name="T49" style:family="text">
      <style:text-properties fo:background-color="#ff420e"/>
    </style:style>
    <style:style style:name="T50" style:family="text">
      <style:text-properties fo:background-color="#83caff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fo:color="#000000" fo:background-color="transparent"/>
    </style:style>
    <style:style style:name="T53" style:family="text">
      <style:text-properties fo:color="#000000" style:text-underline-style="none" fo:font-weight="normal" style:font-name-asian="Times New Roman1" style:font-weight-asian="normal" style:font-name-complex="Times New Roman1" style:font-weight-complex="normal"/>
    </style:style>
    <style:style style:name="T54" style:family="text">
      <style:text-properties fo:font-style="normal" style:text-underline-style="none" style:font-name-asian="Times New Roman1" style:font-style-asian="normal" style:font-name-complex="Times New Roman1" style:font-style-complex="normal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3/09/23</text:p>
      <text:p text:style-name="P1"/>
      <text:p text:style-name="P1">Animation qu'il n'est pas possible faire</text:p>
      <text:p text:style-name="P1">Longue barbe (homnibus, <text:span text:style-name="T1">Albus Dumbledore... )</text:span></text:p>
      <text:p text:style-name="P2">Torse nu (tous les Barbares et certains "moines")</text:p>
      <text:p text:style-name="P2">Pantalon d'une couleur et gilet d'une autre</text:p>
      <text:p text:style-name="P2"/>
      <text:p text:style-name="P2">Sur moine féminin : armour = chausette, leather = centre mélangé, major = jupe + coudière, minor = centre, 2eme partie du mélange, metal = medaillon + bracelet. Pas d'épaulières.</text:p>
      <text:p text:style-name="P2"/>
      <text:p text:style-name="P2">Mage avec cape = robe de filou</text:p>
      <text:p text:style-name="P2">Excellent : guerrier avec ceinture colorée (couleurs de base) sur perso → (couleur ceinture+ bottes+ épaulières) sur ROBE et donner robe au guerrier.</text:p>
      <text:p text:style-name="P2">Animation de voleur humaine fille = mini jupe. Comparer avec moine fille → juste épaulières qui changent, mais moine = coups de pieds, voleuse = coup de poing uniquement.</text:p>
      <text:p text:style-name="P2"/>
      <text:p text:style-name="P2"/>
      <text:p text:style-name="P2">EE SEULEMENT : Fuam (tenue rose), Beatrix Kiddo (tenue jaune)</text:p>
      <text:p text:style-name="P2">oBG2 seulement : Jason Voorhees, Terkio, Le Kurgan (script d'immortalité ne marche pas dans EE)</text:p>
      <text:p text:style-name="P2">BG2 SEULEMENT : M'aiq Langue-Fourchue</text:p>
      <text:p text:style-name="P2">PAS LES FOSSES NOIRES : M'aiq Langue-Fourchue <text:span text:style-name="T49"><text:s/>(comment faire pour faire la différence lors de l’installation ou ingame ?)</text:span></text:p>
      <text:p text:style-name="P2"/>
      <text:p text:style-name="P2"><text:span text:style-name="T50"><text:s text:c="12"/></text:span><text:s/>= trouvés, à faire</text:p>
      <text:p text:style-name="P2"><text:span text:style-name="T32"><text:s text:c="12"/></text:span><text:s/>= à refaire, reprendre tout le panel de sorts à cause des sorts modifiés. Ceci uniquement quand je serais <text:span text:style-name="T51">SUR</text:span> de ne plus toucher aux sorts (c'est à dire juste avant la mise en ligne)</text:p>
      <text:p text:style-name="P2"><text:span text:style-name="T33"><text:s text:c="12"/></text:span><text:s/>= à corriger, finaliser ou retoucher</text:p>
      <text:p text:style-name="P2"><text:span text:style-name="T49"><text:s text:c="12"/></text:span><text:s/>= bug à corriger</text:p>
      <text:p text:style-name="P2"><text:span text:style-name="T48"><text:s text:c="12"/></text:span><text:s/>= éventuellement à faire</text:p>
      <text:p text:style-name="P2">* = Antagoniste principal<text:tab/></text:p>
      <text:p text:style-name="P1"/>
      <text:p text:style-name="P1">Rampant<text:tab/>Jeu vidéo - Morrowind<text:tab/>Marchand<text:tab/>Animation kobold. Achète/revend tout au prix maximal</text:p>
      <text:p text:style-name="P1">Deckard Cain<text:tab/><text:span text:style-name="T1">Jeu vidéo (série) - Diablo<text:tab/>Érudit<text:tab/>Identifie tout gratuitement</text:span></text:p>
      <text:p text:style-name="P2">M'aiq Langue-Fourchue<text:tab/>Jeu vidéo (série) - Elders Scrolls<text:tab/>Raconteur<text:tab/>A plein de trucs loufoques à raconter<text:tab/></text:p>
      <text:p text:style-name="P1">N° 218<text:tab/>Série TV - Squid game<text:tab/>Loser<text:tab/></text:p>
      <text:p text:style-name="P1">Reese<text:tab/>Série TV - Malcolm<text:tab/>Crétin</text:p>
      <text:p text:style-name="P40"><text:span text:style-name="Q"><text:span text:style-name="T52">Speedy Gonzales<text:tab/></text:span></text:span><text:span text:style-name="Q"><text:span text:style-name="T47">Série TV - Dessin animé - Looney Tunes<text:tab/>Souris<text:tab/>Très rapide</text:span></text:span></text:p>
      <text:p text:style-name="P40"><text:span text:style-name="Q"><text:span text:style-name="T47">Minus et Cortex<text:tab/>Série TV - Dessin animé - Minus et Cortex<text:tab/>Souris de laboratoire<text:tab/></text:span></text:span><text:span text:style-name="Q"><text:span text:style-name="T33">Inséparables</text:span></text:span></text:p>
      <text:p text:style-name="P1">Skieur<text:tab/>Publicité : Ovomaltine<text:tab/>Skieur<text:tab/>Explose 8 secondes après son arrivée</text:p>
      <text:p text:style-name="P2">King<text:tab/>Manga (série) - One punch man<text:tab/>Civil<text:tab/>Aucune réputation sur féérune..... problème.</text:p>
      <text:p text:style-name="P2">Xavier Dupont de Ligonnès<text:tab/><text:span text:style-name="Q"><text:span text:style-name="T44">Monde réel - Mystère français<text:tab/>Civil<text:tab/></text:span></text:span><text:span text:style-name="Q"><text:span text:style-name="T46">Souhaite ne pas être vu.</text:span></text:span></text:p>
      <text:p text:style-name="P2">Sir Galaway<text:tab/>Série TV - La quatrième Dimension<text:tab/>Acteur</text:p>
      <text:p text:style-name="P2">Gilbert Gunderson<text:tab/>Série TV - Dessin animé - Les simpsons<text:tab/>Acteur</text:p>
      <text:p text:style-name="P2">Gargamel<text:tab/>Bande dessinée (série) - Les Schtroumpfs<text:tab/>Magicien 1<text:tab/>3x Alchimie (potion posée au sol)</text:p>
      <text:p text:style-name="P2">Le ranger du Chaos<text:tab/>Monde imaginaire - Naheulbeuk<text:tab/>Pourfendeur de poulets 1</text:p>
      <text:p text:style-name="P1">Léguman<text:tab/>Série TV - Téléchat<text:tab/>Bagarreur 2</text:p>
      <text:p text:style-name="P1"><text:span text:style-name="Q"><text:span text:style-name="T53">Mamoushka Maïtécoffe<text:tab/></text:span></text:span><text:span text:style-name="Q"><text:span text:style-name="T43">Monde réel - Légère déformation de la réalité et fusion</text:span></text:span><text:span text:style-name="Q"><text:span text:style-name="T53"><text:tab/>Cuisinière 2<text:tab/>A volonté Invocation d'animal à cuisiner</text:span></text:span></text:p>
      <text:p text:style-name="P1">Jeanne d'orque<text:tab/><text:span text:style-name="T1">Jeu de société - Munchkin<text:tab/>Guerrière 2<text:tab/>Orque</text:span></text:p>
      <text:p text:style-name="P1">Hillock<text:tab/>Jeu vidéo - Path of Exil<text:tab/>Guerrier 3<text:tab/>Quand à perdu 50% de sa vie sort son épée (ou dans 2% des cas Oni-Goroshi) et retrouve toute sa santé.</text:p>
      <text:p text:style-name="P1">Griff Tannen*<text:tab/>Film - Retour vers le futur 2<text:tab/>Guerrier 3</text:p>
      <text:p text:style-name="P2">Davey Trauma*<text:tab/>Bande dessinée - Tokyo Ghost<text:tab/>Hackeur 3<text:tab/>Contrôle mental de tout ennemi visible, sans jds ni RM. Donne la capacité "suicide".</text:p>
      <text:p text:style-name="P1">Didier l'embrouille<text:tab/>Émission – Nulle part ailleurs<text:tab/>Bagarreur 3</text:p>
      <text:p text:style-name="P1">Christof Romuald <text:tab/>Jeu vidéo - Vampire: la mascarade - Rédemption<text:tab/>Chevalier 4</text:p>
      <text:p text:style-name="P1">Nitouche<text:tab/>Jeu de rôle - Rêve de dragon<text:tab/>Barde 5</text:p>
      <text:p text:style-name="P1">Kick-Ass<text:tab/>Comics (série) - Kick-Ass<text:tab/>Guerrier 5</text:p>
      <text:p text:style-name="P1">Ashrian<text:tab/>Jeu de société - Descent 2eme édition<text:tab/>Disciple 5<text:tab/>Elfe. Lenteur sur tous les ennemis de moins de 9 dv adjacents, 1x Lenteur sans jds durée 2 rounds, 5x prière de</text:p>
      <text:p text:style-name="P21"><text:span text:style-name="Q"><text:span text:style-name="T43">Steve<text:tab/>Jeu vidéo - Minecraft<text:tab/>Guerrier 5<text:tab/>Équipé full diamant, enchantements agilité aquatique, chute amortie, raccommodage, tranchant, butin, flammes </text:span></text:span></text:p>
      <text:p text:style-name="P1">Sioban<text:tab/>Bande dessinée (série) - Complainte des landes perdues<text:tab/>Guerrière 6</text:p>
      <text:p text:style-name="P1">Forgrimm<text:tab/>Jeu vidéo (série) - Drakensang<text:tab/>Guerrier 6<text:tab/></text:p>
      <text:p text:style-name="P3"><text:span text:style-name="T47">Dupli-Kate<text:tab/></text:span><text:span text:style-name="T3">Comics (série) - Invincible<text:tab/>Bagarreuse 6<text:tab/>Peut se dupliquer à volonté,</text:span><text:span text:style-name="T2"> couleur moche, BG2EE seulement ?</text:span></text:p>
      <text:p text:style-name="P1">Bagheera<text:tab/>Livre - Le livre de la jungle<text:tab/>Guerrier 6<text:tab/>Panthère</text:p>
      <text:p text:style-name="P22">Jaskier<text:tab/>Livre (série) - The witcher<text:tab/>Barde 7<text:tab/>Aucun sort, divers chants de barde</text:p>
      <text:p text:style-name="P22">Mokla<text:tab/>Bande dessinée (série) - L'Épée de Cristal<text:tab/>Guerrière 7<text:tab/>Halfelin</text:p>
      <text:p text:style-name="P22"><text:soft-page-break/>Amiri<text:tab/>Jeu vidéo : Pathfinder : Kingmaker<text:tab/>Barbare 7</text:p>
      <text:p text:style-name="P45"><text:span text:style-name="Q"><text:span text:style-name="T54">André le géant<text:tab/>Monde réel - Catcheur de la WWE<text:tab/>Catcheur 7<text:tab/>Animation ogrillon,</text:span></text:span></text:p>
      <text:p text:style-name="P45"><text:span text:style-name="Q"><text:span text:style-name="T54">Till l'Espiègle<text:tab/>Monde réel - Folklore allemand<text:tab/>Bouffon 7</text:span></text:span></text:p>
      <text:p text:style-name="P1">Godefroy de Montmirail<text:tab/>Film - Les visiteurs<text:tab/>Guerrier 8<text:tab/><text:span text:style-name="T33">Devrait être plus gros lvl</text:span></text:p>
      <text:p text:style-name="P1">Lenny<text:tab/>Jeu vidéo - Fallout II<text:tab/>Prêtre 8<text:tab/>Goule, que des sorts de soin</text:p>
      <text:p text:style-name="P1">Galford D.weller<text:tab/>Jeu vidéo <text:span text:style-name="T1">(série) </text:span>- Samuraï Shodown<text:tab/>Guerrier 8<text:tab/>3x Éclair, 2x Image miroir , 2x Arme chargée, 1x Hâte améliorée, 1x Tornade de fer + <text:span text:style-name="T1">Image réfléchie majeure</text:span></text:p>
      <text:p text:style-name="P1"><text:span text:style-name="T43">Santal Gaïa</text:span><text:tab/>Monde réel - Les inconnus, le hit des hits<text:tab/>Barde 8<text:tab/>Aucun sort, quand chante invoque scarabées et araignées</text:p>
      <text:p text:style-name="P1">Link <text:tab/>Jeu vidéo (série) - Zelda<text:tab/>Guerrier 8</text:p>
      <text:p text:style-name="P1">Jason Voorhees*<text:tab/>Film<text:span text:style-name="T1"> (série) - </text:span>Vendredi 13<text:tab/>Guerrier 8<text:tab/>Mort vivant, quasiment invulnérable. oBG2 : s<text:span text:style-name="T1">i meurt : régénère et se relève après 6 rounds</text:span></text:p>
      <text:p text:style-name="P22">Oh Dae-Soo <text:tab/>Film - Old boy<text:tab/>Guerrier 8</text:p>
      <text:p text:style-name="P22">La bête du Gévaudan<text:tab/><text:span text:style-name="Q"><text:span text:style-name="T44">Monde réel - Légende française<text:tab/>Guerrier 8<text:tab/>Worg</text:span></text:span></text:p>
      <text:p text:style-name="P22">Eto<text:tab/>Manga (série) - Chroniques de la Guerre de Lodoss<text:tab/>Prêtre 8</text:p>
      <text:p text:style-name="P22">Guy<text:tab/>Jeux vidéos (séries) - Final Fight / Street fighters<text:tab/>Karatéka 9<text:tab/>Quand a perdu 80% de sa vie, gagne tornade de fer</text:p>
      <text:p text:style-name="P22">Nux<text:tab/>Film - Mad Max Fury Road<text:tab/>Warboy 9<text:tab/>Si en combat a moins de 10% de pvs ou voit un monstre de plus de 180 pvs, kamikase : se fait exploser</text:p>
      <text:p text:style-name="P22">Biggs &amp; Wedge<text:tab/>Jeu vidéo (série) - Final Fantasy<text:tab/>Guerriers 9 &amp; 8<text:tab/>Inséparables<text:tab/><text:tab/><text:tab/><text:tab/><text:tab/><text:tab/><text:span text:style-name="T49">peau grise fonce : non doit être pale</text:span></text:p>
      <text:p text:style-name="P22">Brumaire Courte-dague<text:tab/>Bande dessinée (série) - Les feux d'Askell<text:tab/>Voleur 9<text:tab/>Spécialisé dague de lancer</text:p>
      <text:p text:style-name="P22">Fflewddur Fflam<text:tab/>Livre (série) - Chroniques de Prydain<text:tab/>Barde 9<text:tab/>Aucun sort, divers chants de barde</text:p>
      <text:p text:style-name="P1">Xylaz<text:tab/>Jeu vidéo <text:span text:style-name="T1">(série) </text:span>- Ishar<text:tab/>Guerrier 9<text:tab/>Homme lézard, dés de vie D12</text:p>
      <text:p text:style-name="P22">Canigou<text:tab/>Jeu vidéo (série) - Fallout<text:tab/>Guerrier 9<text:tab/>Chien</text:p>
      <text:p text:style-name="P22">Pile-ou-Face<text:tab/>Bande dessinée (série) - Chroniques de Lune Noire<text:tab/>Guerrier 8 / Bretteur 10<text:tab/>Spécialisé vol à la tire, <text:s/>pose au sol chaque round un des objets volés</text:p>
      <text:p text:style-name="P1">Shino Aburame<text:tab/>Manga<text:span text:style-name="T1"> (série)</text:span> - Naruto<text:tab/>Ninja druide 10<text:tab/>Spécialisé dans les insectes, toucher imposant 20% de miscast<text:span text:style-name="T49"> (bug dans le nom de manteau d'insectes)</text:span></text:p>
      <text:p text:style-name="P1">Morkaï<text:tab/>Bande dessinée<text:span text:style-name="T1"> (série)</text:span> - Légendes des contrées oubliées<text:tab/>Barbare 10<text:tab/><text:span text:style-name="T1">½ orque</text:span></text:p>
      <text:p text:style-name="P1">Erritis<text:tab/>Jeu vidéo - Torment, Tides of Numenéra<text:tab/>Guerrier 10</text:p>
      <text:p text:style-name="P2">Imrijka<text:tab/>Jeu de rôle - Pathfinder<text:tab/>Inquisitrice 10<text:tab/>½ orque</text:p>
      <text:p text:style-name="P2">Abobo<text:tab/>Jeu vidéo (série) - Double Dragon<text:tab/>Bagarreur 10<text:tab/>Animation ogrillon</text:p>
      <text:p text:style-name="P2">Rufio<text:tab/>Film - Hook<text:tab/>Guerrier 10</text:p>
      <text:p text:style-name="P2">Bulrog<text:tab/>Bande dessinée (série) - La quête de l'Oiseau du temps<text:tab/>Guerrier 10<text:tab/>½ orque</text:p>
      <text:p text:style-name="P2">Gana Gomar<text:tab/>Bande dessinée (série) - Ab irato<text:tab/>Moine 11<text:tab/>Régénération, 1x Guérison (personnelle), 3x télékinésie : répulsion des ennemis.</text:p>
      <text:p text:style-name="P13"><text:span text:style-name="T26">Spinal<text:tab/>Jeu vidéo - Killer instinct<text:tab/>Guerrier 11<text:tab/>S</text:span><text:span text:style-name="Q"><text:span text:style-name="T22">quelette, 3x téléportation, 3x crane volant, 3x déviation de sorts (instantané, 2 rounds)</text:span></text:span></text:p>
      <text:p text:style-name="P2">Homnibus<text:tab/>Bande dessinée (série) - Les Schtroumpfs / Johan &amp; Pirlouit<text:tab/>Magicien 11</text:p>
      <text:p text:style-name="P1">Hiravias<text:tab/>Jeu vidéo - Pillars of Eternity<text:tab/>Sorcier druidique 11<text:tab/>3x métamorphe en grand loup-garou durée 6 rounds</text:p>
      <text:p text:style-name="P1">Gilius Thunderhead <text:tab/>Jeu vidéo <text:span text:style-name="T1">(série) -</text:span> Golden axe<text:tab/>Guerrier 11<text:tab/>2x Foudre sur tous les ennemis présents</text:p>
      <text:p text:style-name="P2">Argol de Persée<text:tab/>Manga (série) - Les chevaliers du zodiaque<text:tab/>Guerrier 11<text:tab/>Pétrification quand attaqué, 2x Pétrification sur zone conique, 3x Enchevêtrement sur zone</text:p>
      <text:p text:style-name="P1">Shale<text:tab/>Jeu vidéo - Dragon age : origine<text:tab/>Guerrier 12<text:tab/>Golem de pierre, chant de barde qui immobilise Shale et améliore un peu tout.</text:p>
      <text:p text:style-name="P1">Lothar<text:tab/>Comic-strip (série) - Mandrake le magicien<text:tab/>Guerrier 12<text:tab/>Immunisé aux armes non-magiques, résistance élémentaires et physiques 95%</text:p>
      <text:p text:style-name="P2">Yu Shu Lien<text:tab/>Film - Tigre et dragon<text:tab/>Guerrière 12</text:p>
      <text:p text:style-name="P2">Kriss de Valnor<text:tab/>Bande dessinée (série) - Thorgal<text:tab/>Guerrière (archère) 12</text:p>
      <text:p text:style-name="P22">Valna Asou<text:tab/>Jeu vidéo (série) - Valis<text:tab/>Sorcière guérisseuse 12<text:tab/>Baguette de projectiles magiques infinis</text:p>
      <text:p text:style-name="P22">Magus Gondè Kyal<text:tab/>Jeu de société - Allegiance: A Realm Divided (vo)<text:tab/>Élémentaliste 12</text:p>
      <text:p text:style-name="P22">Ansatsu, la Lame Silencieuse<text:tab/>Jeu de société - Allegiance: A Realm Divided (vo)<text:tab/>Ninja Assassin 12</text:p>
      <text:p text:style-name="P22">David Dunn<text:tab/>Film - Incassable / Glass<text:tab/>Bagarreur 12<text:tab/>Invulnérable (sauf noyade et magie)</text:p>
      <text:p text:style-name="P22">Thierry de Janville<text:tab/>Série TV - Thierry la fronde<text:tab/>Guerrier 12</text:p>
      <text:p text:style-name="P22">Jahan<text:tab/>Jeu vidéo - Divinity Original Sin<text:tab/>Sorcier cryo/électromancien 12</text:p>
      <text:p text:style-name="P22">Barnabé Bonarien<text:tab/>Jeu vidéo - Arcanum<text:tab/>Guerrier 12<text:tab/>Chien (de guerre)</text:p>
      <text:p text:style-name="P2">Lantry<text:tab/>Jeu vidéo - Tyranny<text:tab/>Sorcier 13<text:tab/>Taco Amélioré à distance, sorts de soin/druidique, 2x Hâte++, 2x Tornade de fer, 2x Rappel à la vie++</text:p>
      <text:p text:style-name="P22">Pip<text:tab/>Livre (série) - LDVELH Quête du graal, 8 livres<text:tab/>Guerrier 13</text:p>
      <text:p text:style-name="P2">Dame Gorge<text:tab/>Bande dessinée (série) - Gorn<text:tab/>Guerrière 13<text:tab/>Naine, 3x Grand cri </text:p>
      <text:p text:style-name="P2">Mor'du<text:tab/>Film - Dessin animé - Rebelle<text:tab/>Guerrier 13<text:tab/>Ours noir</text:p>
      <text:p text:style-name="P2">Les jumeaux Mauler<text:tab/>Comics (série) - Invincible<text:tab/>Guerriers 13<text:tab/>Ogres bleus, inséparables, force et intelligence supérieure, résistances supérieures.</text:p>
      <text:p text:style-name="P2">Tristelune d'Elwher<text:tab/>Livre (série) - Elric<text:tab/>Guerrier 14</text:p>
      <text:p text:style-name="P34">Arthu<text:tab/>Jeu vidéo - Divinity Original Sin<text:tab/>Sorcier géo/pyromancien 14<text:tab/>3x Transformation en chat (discrétion, non détection)</text:p>
      <text:p text:style-name="P22">Ragnar Lodbrok<text:tab/>Monde réel - Légendes scandinaves / Série TV<text:tab/>Guerrier 14</text:p>
      <text:p text:style-name="P2">Mandorallen<text:tab/>Livre (série) - La Belgariade / La mallorée<text:tab/>Chevalier 14<text:tab/>Aucun sort</text:p>
      <text:p text:style-name="P2">Sargon<text:tab/>Jeu vidéo - Severance : Blade of Darkness<text:tab/>Guerrier 14<text:tab/>Cimeterre +3 = +2 attaques/round, Masse +4 <text:s/>= +3 aux chances de critique</text:p>
      <text:p text:style-name="P2">Éowyn<text:tab/>Livre (série) - Le Seigneur des anneaux<text:tab/>Chevalière 14<text:tab/>Aucun sort</text:p>
      <text:p text:style-name="P2">Arantir<text:tab/>Jeu vidéo - Heroes of Might and Magic V<text:tab/>Nécromancien 14<text:tab/>1x Invoque l'Avatar de la mort. Si l’Avatar meurt, Arantir ne peut plus lancer de sorts. 1x Hurlement de Banshee</text:p>
      <text:p text:style-name="P2">Fuam<text:tab/>Manga (série) - Fly/Dragon Quest<text:tab/>Moine 14<text:tab/>2x plusieurs sort de guérison, 4x Coup de Poing éclair<text:span text:style-name="T34"> (BG2EE recolorer ROSE)</text:span></text:p>
      <text:p text:style-name="P22">Virgile<text:tab/>Jeu vidéo - Arcanum<text:tab/>Guerrier 12 / Prêtre 12<text:tab/>Équipement cheaté d'Arcanum</text:p>
      <text:p text:style-name="P1"><text:soft-page-break/>Tristan de Halsbourg<text:tab/><text:span text:style-name="T1">Bande dessinée (série) - Légende<text:tab/>Guerrier 15<text:tab/>1x Convocation de loups</text:span></text:p>
      <text:p text:style-name="P2">Katniss Everdeen<text:tab/>Livre/film (série) - Hunger Games<text:tab/>Archère 15<text:tab/>Aucun sort</text:p>
      <text:p text:style-name="P1">Fafhrd<text:tab/>Livre<text:span text:style-name="T1"> (série) - Le cycle des épées<text:tab/>Rôdeur 15<text:tab/>Aucun sort</text:span></text:p>
      <text:p text:style-name="P22">Bragal<text:tab/>Bande dessinée (série) - Marlysa<text:tab/>Guerrier 15</text:p>
      <text:p text:style-name="P22">Hinata Hyûga<text:tab/>Manga (série) - Naruto<text:tab/>Moine 15<text:tab/>64 Poings du Hakke (Tornade d'acier et +4 à la CA 2 rounds) 2 fois par jour</text:p>
      <text:p text:style-name="P2">Michonne<text:tab/>Bande dessinée (série) - The Walking Dead<text:tab/>Guerrière 15</text:p>
      <text:p text:style-name="P22">Negan*<text:tab/>Bande dessinée (série) - The Walking Dead<text:tab/>Guerrier 15</text:p>
      <text:p text:style-name="P22">Féra<text:tab/>Bande dessinée (série) - Pandora<text:tab/>Guerrière bagarreuse 15</text:p>
      <text:p text:style-name="P2">Brienne de Torth<text:tab/>Livre (série) - Le trône de fer<text:tab/>Paladine 15<text:tab/>Aucun sort</text:p>
      <text:p text:style-name="P22">Rick WTM-72<text:tab/>Série TV - Dessin animé - Rick et Morty<text:tab/>Kensaï 15</text:p>
      <text:p text:style-name="P22">Grendel<text:tab/><text:span text:style-name="Q"><text:span text:style-name="T44">Monde réel - Folklore anglo-saxonne<text:tab/>Guerrier 15<text:tab/>½ ogre</text:span></text:span><text:tab/></text:p>
      <text:p text:style-name="P22">Solaire d'Astora<text:tab/>Jeu vidéo - Dark Souls<text:tab/>Guerrier 15<text:tab/>2x Éclair, 2x Soin des blessures critiques, 2x Rayon de soleil</text:p>
      <text:p text:style-name="P22">Murtagh<text:tab/>Livre (série) - L'Héritage<text:tab/>Guerrier 15<text:span text:style-name="Q"><text:span text:style-name="T44"><text:tab/>Immunité aux attaques mentales</text:span></text:span></text:p>
      <text:p text:style-name="P22">Hornitos<text:tab/>Bande dessinée (série) - Arvendor<text:tab/>Bretteur 15</text:p>
      <text:p text:style-name="P29"><text:span text:style-name="T21">Le Faucon Ardent<text:tab/>Jeu vidéo (série) - Borderlands<text:tab/>Sirène 15<text:tab/>25x Téléportation explosive et 25x </text:span><text:span text:style-name="Q"><text:span text:style-name="T23">Déplacement instantané</text:span></text:span></text:p>
      <text:p text:style-name="P2">Madmartigan<text:tab/>Film - Willow<text:tab/>Guerrier 16</text:p>
      <text:p text:style-name="P21">Alexander Anderson<text:tab/>Manga<text:span text:style-name="T1"> (série) - </text:span>Hellsing<text:tab/>Tueur de mort vivants 16<text:tab/>Capacité physiques surhumaines, régénération, 3x Porte dimensionnelle<text:span text:style-name="T1"><text:tab/></text:span></text:p>
      <text:p text:style-name="P21">Beatrix Kiddo<text:tab/>Film - Kill Bill<text:tab/>Kensaï 16<text:tab/>3x Mise à mal</text:p>
      <text:p text:style-name="P22">Okko<text:tab/>Bande dessinée (série) - Okko<text:tab/>Kensai Tueur de mvs &amp; de démons 16</text:p>
      <text:p text:style-name="P22">Requiem<text:tab/>Bande dessinée (série) - Requiem, chevalier vampire<text:tab/>Guerrier 16<text:tab/>Animation Cambion, vampire <text:span text:style-name="T34">manque l'objet de morsure avec les dents de vampire. </text:span><text:span text:style-name="T49">épée, vision ?</text:span></text:p>
      <text:p text:style-name="P22">Torquemada<text:tab/>Bande dessinée (série) - Requiem, chevalier vampire<text:tab/>Berserker 16<text:tab/>Loup-garou pas toujours loup garou, <text:span text:style-name="T49">de base inquisiteur en robe noire à capuche</text:span></text:p>
      <text:p text:style-name="P22">Griffe Blanche<text:tab/>Bande dessinée (série) - Griffe Blanche<text:tab/>Guerrière 16</text:p>
      <text:p text:style-name="P22">Gilgamesh<text:tab/>Monde réel - Mythologie mésopotamienne<text:tab/>Guerrier 16</text:p>
      <text:p text:style-name="P22">Tara<text:tab/>Bande dessinée (série) - Les forêts d'Opale<text:tab/>Guerrière 16</text:p>
      <text:p text:style-name="P40"><text:span text:style-name="Q"><text:span text:style-name="T52">William Wallace<text:tab/></text:span></text:span><text:span text:style-name="Q"><text:span text:style-name="T47">Monde réel - Histoire écossaise<text:tab/>Chevalier 16</text:span></text:span></text:p>
      <text:p text:style-name="P40"><text:span text:style-name="Q"><text:span text:style-name="T47">Mara<text:tab/>Bande dessinée (série) - Chevalier dragon (tome 3)<text:tab/>Chevalier 16<text:tab/>Aucun bonus contre les démons, double bonus contre les dragons</text:span></text:span></text:p>
      <text:p text:style-name="P26"><text:span text:style-name="T35">Zam</text:span><text:span text:style-name="Q"><text:span text:style-name="T36">nà<text:tab/>Monde réel - Légende maya<text:tab/>Shaman 16<text:tab/><text:tab/><text:tab/><text:tab/><text:tab/><text:tab/><text:tab/></text:span></text:span></text:p>
      <text:p text:style-name="P2">Debbie Jacobs<text:tab/>Bande dessinée - Tokyo Ghost<text:tab/>Kensai 16<text:tab/>1x Horde sauvage (1D10+8 animaux), 3x Guérison par apposition des mains (pas sur elle même)</text:p>
      <text:p text:style-name="P43">Shigmaa Urasta<text:tab/>Jeu de rôle - Ptolus<text:tab/>Prêtresse 16<text:tab/>Tieffelin. 1x Toucher de la goule, 1x Toucher drainant (2 niveaux), 1x Mise à mort, immunités diverses.</text:p>
      <text:p text:style-name="P22">Umbre Tombétoile<text:tab/>Livre (série) - L'assassin royal<text:tab/>Assassin 17 / mage 4</text:p>
      <text:p text:style-name="P2">Vlad von Carstein<text:tab/>Jeu de société - Warhammer<text:tab/>Guerrier 12 / Nécromancien 13<text:tab/>Vampire, immortel, épée vampirique</text:p>
      <text:p text:style-name="P2">Sheltem*<text:tab/>Jeu vidéo (série) - Might and Magic<text:tab/>Guerrier 13 / Pyromancien 13<text:tab/>Androïde</text:p>
      <text:p text:style-name="P2">Shiba Tsukune<text:tab/>Jeu de rôle - Légende des 5 anneaux<text:tab/>Guerrière 13 / Wu jen 13</text:p>
      <text:p text:style-name="P2">Knolan<text:tab/>Comics - Battle Chaser<text:tab/>Sorcier guérisseur 17</text:p>
      <text:p text:style-name="P2">Sasmaël<text:tab/>Bande dessinée (série) - Les Maîtres Inquisiteurs<text:tab/>Guerrier 17<text:tab/>3x Chaîne d’éclairs, 1x foudre sur tous les ennemis (20D8)</text:p>
      <text:p text:style-name="P36">Ilya Mouromets<text:tab/><text:span text:style-name="Q"><text:span text:style-name="T8">Monde réel - Légende russe<text:tab/>Chevalier 17</text:span></text:span></text:p>
      <text:p text:style-name="P37"><text:span text:style-name="T5">Sixte </text:span><text:span text:style-name="T1">Averroës </text:span><text:span text:style-name="T5"><text:tab/>Bande dessinée (série) - Lanfeust de Troy<text:tab/>Guerrier 17</text:span><text:span text:style-name="T4"><text:tab/>Si pv -15%, se téléporte et retourne dans son monde (sans son équipement, qui tombe au sol)</text:span></text:p>
      <text:p text:style-name="P22">Gerrard Capashen<text:tab/>Jeu de société - Magic The Gathering<text:tab/>Maître d'arme 17<text:tab/></text:p>
      <text:p text:style-name="P22">Hecubah*<text:tab/>Jeu vidéo - Nox<text:tab/>Nécromancienne 17</text:p>
      <text:p text:style-name="P22">Rito Revolto<text:tab/>Série TV - Power rangers<text:tab/>Guerrier 17<text:tab/>Squelette. 2x lance flammes (Incinérateur d'Agannazar), 2x Éclair, 4x Porte dimensionnelle</text:p>
      <text:p text:style-name="P22">Legolas Vertefeuille<text:tab/>Livre (série) - Le Seigneur des anneaux<text:tab/>Guerrier (Archer) 17</text:p>
      <text:p text:style-name="P21">Buffy Summers<text:tab/>Série TV - Buffy contre les vampires<text:tab/>Tueuse de mvs &amp; de démons 17</text:p>
      <text:p text:style-name="P21">Beowulf<text:tab/><text:span text:style-name="Q"><text:span text:style-name="T43">Monde réel - Folklore anglo-saxonne<text:tab/>Guerrier 17</text:span></text:span></text:p>
      <text:p text:style-name="P22">Spartacus<text:tab/>Monde réel - Histoire gréco-romaine<text:tab/>Guerrier 17</text:p>
      <text:p text:style-name="P22">Nynaeve al'Meara<text:tab/>Livre (série) - La roue du temps<text:tab/>Sorcière guérisseuse élémentaliste17</text:p>
      <text:p text:style-name="P22">Mother Russia<text:tab/>Film - Kick-Ass 2<text:tab/>Guerrière 17<text:tab/>Brutalité incarnée</text:p>
      <text:p text:style-name="P47">Iolo FitzOwen<text:tab/><text:span text:style-name="T7">Jeu vidéo (série) - Ultima<text:tab/>Barde archer 17<text:tab/>Aucun sort, divers chants de barde</text:span></text:p>
      <text:p text:style-name="P22">Hua Mulan<text:tab/>Monde réel - Légende chinoise<text:tab/>Guerrière 17</text:p>
      <text:p text:style-name="P22">Morticia Addams<text:tab/>Comics / Série TV - la famille Addams<text:tab/>Sorcière 17<text:tab/>3x Alchimie (potion posée au sol)</text:p>
      <text:p text:style-name="P22">Rénakhin<text:tab/>Bande dessinée (série) - Pandora<text:tab/>Sorcier 17<text:tab/>Sorts infinis</text:p>
      <text:p text:style-name="P48"><text:span text:style-name="T7">Haffanen<text:tab/></text:span><text:span text:style-name="T6">Bande dessinée (série) - Wollodrïn<text:tab/>Guerrier 17<text:tab/>Elfe, 2x Exaltation, 2x Soins des blessures critiques, 1x Résurrection</text:span></text:p>
      <text:p text:style-name="P22">Yyrkoon<text:tab/>Livre (série) - Elric<text:tab/>Guerrier 17<text:tab/>Protection contre les démons, 1x Portail</text:p>
      <text:p text:style-name="P22">Eikishi Onisuka<text:tab/>Manga (série) - GTO<text:tab/>Bagarreur 17</text:p>
      <text:p text:style-name="P22">Luck Cage<text:tab/>Comics - Marvel<text:tab/>Bagarreur 17<text:tab/>Force surhumaine, quasi invulnérabilité, régénération</text:p>
      <text:p text:style-name="P22">Cohen le barbare<text:tab/>Livre (série) - Les annales du Disque monde<text:tab/>Barbare 18</text:p>
      <text:p text:style-name="P22">Terkio<text:tab/>Bande dessinée (série) - Moréa<text:tab/>Guerrier 18<text:tab/>Si meurt, régénère et se relève après 6 rounds <text:span text:style-name="T33">oBG2 seulement</text:span></text:p>
      <text:p text:style-name="P22">Reine Geleeda la blanche<text:tab/>Jeu de rôle - Les Terres balafrées<text:tab/>Sorcière 18<text:tab/>½ guenaude, bardée d'objets magiques, invisibilité à volonté si heures de nuit</text:p>
      <text:p text:style-name="P22">Black Canary<text:tab/>Comics - JLA<text:tab/>Karatéka 18<text:tab/>3x grand cri</text:p>
      <text:p text:style-name="P2"><text:soft-page-break/>Tut-Tuuut-Ankh-Ammon<text:tab/>Jeu de société - Munchkin<text:tab/>Prêtre 18<text:tab/>Momie royale</text:p>
      <text:p text:style-name="P2">Imhotep*<text:tab/>Film (série) - La momie<text:tab/>Prêtre 18<text:tab/>Momie royale, divers sorts additionnels</text:p>
      <text:p text:style-name="P2">Galaad<text:tab/>Monde réel - Légende arthurienne<text:tab/>Paladin 18</text:p>
      <text:p text:style-name="P37"><text:span text:style-name="T5">Maximus Decimus </text:span>Meridius<text:span text:style-name="T5"><text:tab/>Film - Gladiateur<text:tab/>Guerrier 18</text:span></text:p>
      <text:p text:style-name="P21">Thulsa Doom*<text:tab/><text:span text:style-name="T1">Livre (série) - Kull puis Conan</text:span> <text:tab/>Nécromancien 18<text:tab/>Liche, 1x Animation des morts</text:p>
      <text:p text:style-name="P22">Le Guinea Lord<text:tab/>Bande dessinée (série) - Complainte des landes perdues<text:tab/>Guerrière 18<text:tab/>Invulnérable aux dégâts, accompagné de 3 mastiffs de guerre</text:p>
      <text:p text:style-name="P22">Le Kurgan*<text:tab/>Film - Highlander<text:tab/>Guerrier 18<text:tab/>Si meurt, régénère et se relève après 6 rounds oBG2 seulement</text:p>
      <text:p text:style-name="P21">Barr-Find Main Noire*<text:tab/>Bande dessinée<text:span text:style-name="T1"> (série)</text:span> - Le grand pouvoir du Chninkel<text:tab/>Guerrier 18</text:p>
      <text:p text:style-name="P22">Baron Zachareth*<text:tab/>Jeu de société - Descent 2eme édition<text:tab/>Guerrier 18<text:tab/>CA énorme, 3x "Immobilise si jds raté", 3x "Éclair d'ombre", arme avec 30% chance d'un effet aléatoire</text:p>
      <text:p text:style-name="P2">Akame<text:tab/>Manga (série) - Red eye sword<text:tab/>Voleur 10 → Kensaï 18<text:tab/>Frappe empoisonnée mortelle sans jds, pas d'attaque sournoise ni de pose de pièges, uniquement dissimulation</text:p>
      <text:p text:style-name="P22">Kenshirô<text:tab/>Manga (série) - Ken le survivant<text:tab/>Karatéka 18<text:tab/>Frappe mortelle (jds à -8) après 2 secondes (sur vivant, non golem,élémentaire, limon), 6x Tornade d'acier</text:p>
      <text:p text:style-name="P22">Glinda<text:tab/>Livre (série) - Le magicien d'Oz<text:tab/>Sorcière 19</text:p>
      <text:p text:style-name="P22">Mickaël Klaxon<text:tab/>Monde réel - Légère déformation de la réalité<text:tab/>Barde 19<text:tab/>Aucun sort. Quand chante : crée des zombis. 1x métamorphe en loup-garou durée 1 tour</text:p>
      <text:p text:style-name="P22">Miyamoto Musashi<text:tab/>Monde réel - Histoire japonaise<text:tab/>Guerrier 19</text:p>
      <text:p text:style-name="P21">Redwin de la Forge<text:tab/><text:span text:style-name="T1">Bande dessinée (série) - Nains (tomes 1, 6 et 11)<text:tab/>Berserker 19<text:tab/>Rage de dément qui lui permet de réaliser l'impensable</text:span></text:p>
      <text:p text:style-name="P23">B.<text:tab/>Bande dessinée (série) - Brzrkr<text:tab/>Berserker 19<text:tab/>Invulnérable, rage de ½ dieu qui lui permet de mettre en charpie ses ennemis</text:p>
      <text:p text:style-name="P21">Zagor*<text:tab/>Livre<text:span text:style-name="T1"> (série) - </text:span>LDVELH Défis fantastique (tomes 1, 50 et 54)<text:tab/>Magicien élémentaliste 20<text:tab/>Liche ½ démon</text:p>
      <text:p text:style-name="P22">Zandalor<text:tab/>Jeu vidéo (série) - Divinity<text:tab/>Mage combattant 20</text:p>
      <text:p text:style-name="P21">Sunulael*<text:tab/>Jeu de rôle - Midnight<text:tab/>Prêtre 21<text:tab/>Liche nécrophage</text:p>
      <text:p text:style-name="P22">Ardherin*<text:tab/>Jeu de rôle - Midnight<text:tab/>Ensorceleur 21<text:tab/>Immunisé contre toutes les armes</text:p>
      <text:p text:style-name="P21">Lady shiva<text:tab/><text:span text:style-name="T1">Comics - DC - Batman<text:tab/>Karatéka guerrière assassin 21<text:tab/>5x "Arracher le cœur" : uniquement sur humanoïde vivant, si touche : mort sans jds ni rm</text:span></text:p>
      <text:p text:style-name="P22">Gamora Zen Whoberi Ben Titan<text:tab/>Comics - Marvel - Les gardiens de la galaxie<text:tab/>Guerrière karatéka assassin 21<text:tab/>Entraînement poussé, capacité physiques cybernétiquement boostées, régénération</text:p>
      <text:p text:style-name="P22">Anjalbert de Ganfalon<text:tab/>Bande dessinée - Garulfo, livre premier<text:tab/>Chevalier 21<text:tab/>Capacité physiques surhumaines (sauf la vue ^^)</text:p>
      <text:p text:style-name="P22"><text:bookmark text:name="firstHeading1"/>Bragi Boddason<text:tab/>Monde réel - Histoire norvégienne<text:tab/>Skalde 22<text:tab/>Aucun sort, <text:s/><text:span text:style-name="T42">Chant de barde amélioré</text:span></text:p>
      <text:p text:style-name="P1">Mémé Ciredutemps<text:tab/><text:span text:style-name="T1">Livre (série) - </text:span>Les annales du Disque monde<text:tab/>Sorcière 22</text:p>
      <text:p text:style-name="P2">Albus Dumbledore <text:tab/>Livre (série) - Harry potter<text:tab/>Magicien 22<text:tab/>Sorts de tout types orientés "protecteur"</text:p>
      <text:p text:style-name="P22">Bénédict d’Ambre<text:tab/>Livre (série) - Le Cycle des Princes d'Ambre <text:tab/>Guerrier 22<text:tab/>Capacité physiques surhumaines, régénération</text:p>
      <text:p text:style-name="P2">Concelhaut<text:tab/>Jeu vidéo (série) - Pillars of Eternity<text:tab/>Sorcier 23<text:tab/>Liche</text:p>
      <text:p text:style-name="P22">Tyrael<text:tab/>Jeu vidéo - Diablo II, lord of destruction<text:tab/>Paladin 23<text:tab/>Archange</text:p>
      <text:p text:style-name="P9"><text:span text:style-name="T7">Falgant<text:tab/>Bande dessinée</text:span><text:span text:style-name="T6"> (série) - </text:span><text:span text:style-name="T7">Anachron<text:tab/>Barde 27<text:tab/>Androïde, violon incinérateur</text:span></text:p>
      <text:p text:style-name="P22">Haazheel Thorn<text:tab/>Bande dessinée (série) - Chroniques de Lune Noire<text:tab/>Prêtre 28<text:tab/>½ démon, temps d'incantation -4, 1x transformation en démon bestial.</text:p>
      <text:p text:style-name="P2">Zaraki Kenpachi<text:tab/>Manga (série) - Bleach<text:tab/>Kensaï 30<text:tab/>Très résistant, régénération rapide</text:p>
      <text:p text:style-name="P1">Jean Chuck Van Norris<text:tab/>Monde réel <text:span text:style-name="T1">- </text:span>Fusion de 2 personnages<text:tab/>Karatéka<text:span text:style-name="T1"> / Psioniste 50/50<text:tab/>Quasi-dieu</text:span>, regard mortel sans jds ni rm</text:p>
      <text:p text:style-name="P1"/>
      <text:p text:style-name="P3">Agenor<text:tab/>A faire pour le module<text:tab/>Entropiste 25 avec des sorts de l'interplan</text:p>
      <text:p text:style-name="P1"/>
      <text:p text:style-name="P1"/>
      <text:p text:style-name="P1"/>
      <text:p text:style-name="P1"/>
      <text:p text:style-name="P1">Manque :</text:p>
      <text:p text:style-name="P1">1 rakshasa</text:p>
      <text:p text:style-name="P1">1 fantôme</text:p>
      <text:p text:style-name="P1">1 pirate</text:p>
      <text:p text:style-name="P1">1 perso du Roi lion. Nala ? Mufassa ? Symba ? Non, que léopard (avec taches) ou panthère (noire), pas de lion.</text:p>
      <text:p text:style-name="P1"/>
      <text:p text:style-name="P1">1 personnage de Chair de poule (tout vu, rien à en tirer)</text:p>
      <text:p text:style-name="P1">1 personnage de Black Geyser</text:p>
      <text:p text:style-name="P9">1 personnage de Underworld</text:p>
      <text:p text:style-name="P9">1 Personnage de Elden Ring</text:p>
      <text:p text:style-name="P9">1 personnage de Pathfinder (Amiri, supprimer Nok-Nok)</text:p>
      <text:p text:style-name="P9">1 personnage de Pillars of eternity 2</text:p>
      <text:p text:style-name="P9">1 personnage de divinity original sin II</text:p>
      <text:p text:style-name="P9">1 personnage de Skyrim</text:p>
      <text:p text:style-name="P9">1 peronnage de l'univers de Tintin</text:p>
      <text:p text:style-name="P9">1 personnage de l'univers d'asterix</text:p>
      <text:p text:style-name="P9">1 personnage des oeuvres de Pixar (<text:span text:style-name="T6">Mor'du)</text:span></text:p>
      <text:p text:style-name="P9">1 personnage de Docteur Who ?</text:p>
      <text:p text:style-name="P9">1 personage de South Park ?</text:p>
      <text:p text:style-name="P9"><text:soft-page-break/>1 personnage de Tekken</text:p>
      <text:p text:style-name="P9">1 personnage de Samouraï shodown (Galford)</text:p>
      <text:p text:style-name="P9">Un perso de Sengoku 3 (fait, finalement supprimé, trop lore)</text:p>
      <text:p text:style-name="P9">Un perso de Last Blade (même commentaire que Sengoku 3)</text:p>
      <text:p text:style-name="P9">Un ou deux perso de Divinity original sin(fait, zandalor, Jahan electro/hydro (plein de sort froid/elec dans l'interplan :), Arthu geo/pyro)</text:p>
      <text:p text:style-name="P9">Un ou deux perso de Divinity original sin 2 (fait, zandalor)</text:p>
      <text:p text:style-name="P9">un ou deux persos de Dragon Age (fait, shale)</text:p>
      <text:p text:style-name="P9">un ou deux persos de Dragon Age Inquisition</text:p>
      <text:p text:style-name="P9">Un ou deux persos de Pathfinder - Kingmaker (fait, Amiri)</text:p>
      <text:p text:style-name="P9">Un ou deux persos de Pathfinder - Wrath of the Righteous</text:p>
      <text:p text:style-name="P9">Un ou deux persos de Tyranny (fait, Lantry)</text:p>
      <text:p text:style-name="P9">Un ou deux persos de Elden ring</text:p>
      <text:p text:style-name="P9">Un ou deux persos de Solasta, crown of the magister</text:p>
      <text:p text:style-name="P9">Un ou deux persos de Gothic 1 et 2 et 3</text:p>
      <text:p text:style-name="P9">Un ou deux persos de Fable</text:p>
      <text:p text:style-name="P9">Un ou deux persos de heroes of might and magic 1 ou 2 ou 3 ou 4 ou 5 ou 6 ou 7 (Fait, Arantir)</text:p>
      <text:p text:style-name="P9"/>
      <text:p text:style-name="P9"/>
      <text:p text:style-name="P9"/>
      <text:p text:style-name="P9">Recalés : d'autres que j'aurai aimé faire, mais..... (note : les niveaux datent des toutes premières versions écrites du fichier et ne sont vraiment pas à jour.)</text:p>
      <text:p text:style-name="P23"><text:span text:style-name="Q"><text:span text:style-name="T45">Conteuse de secrets<text:tab/>Jeu vidéo <text:s/>- Divinity Original Sin<text:tab/>Conteuse<text:tab/>Impossible de créer des zones secrètes "invisibles". <text:s/></text:span></text:span><text:span text:style-name="Q"><text:span text:style-name="T46">Tout est écrit, sauf les scripts de zone.</text:span></text:span></text:p>
      <text:p text:style-name="P15"><text:span text:style-name="Q"><text:span text:style-name="T24">Kelesis<text:tab/>Jeu vidéo - Golvelius<text:tab/>Guerrier 8<text:tab/>Trop de guerriers. Non-reconnaissable (normalement costume comme fille moine en mini jupe)</text:span></text:span></text:p>
      <text:p text:style-name="P31"><text:span text:style-name="Q"><text:span text:style-name="T15">Lirina<text:tab/>Jeu vidéo - Gorasul : The Legacy of the Dragon<text:tab/>Pretresse 9<text:tab/>Tirée d'un jeu trop mauvais pour qu'on se rappelle de ce personnage. (fait, récupérable)</text:span></text:span></text:p>
      <text:p text:style-name="P15"><text:span text:style-name="Q"><text:span text:style-name="T24">Magroth le Défenseur<text:tab/>Jeu vidéo - Warcaft 3<text:tab/>Paladin 7<text:tab/>Pleins de coups spéciaux infaisables. Remplacé par </text:span></text:span><text:span text:style-name="Q"><text:span text:style-name="T31">Muradin barbe-de-bronze</text:span></text:span><text:span text:style-name="Q"><text:span text:style-name="T24"> → même commentaire.</text:span></text:span></text:p>
      <text:p text:style-name="P15"><text:span text:style-name="Q"><text:span text:style-name="T24">Dan Hibiki<text:tab/>Jeu vidéo - Street fighter<text:tab/>Moine 7<text:tab/>Costume rose impossible sous BG2. Coups spécial "coup de pied volant" infaisable, remplacé par Guy</text:span></text:span></text:p>
      <text:p text:style-name="P29"><text:span text:style-name="Q"><text:span text:style-name="T23">Tukaram<text:tab/>Jeu vidéo - Severance : Blade of Darkness<text:tab/>Barbare 12<text:tab/>Animation barbare torne nu pas possible. Remplacé par Sargon. (fait, récupérable)</text:span></text:span></text:p>
      <text:p text:style-name="P30"><text:span text:style-name="T14">Celeb'hel<text:tab/>Jeu vidéo - Dungeon Siege II: Broken World<text:tab/>Mage 16<text:tab/>Pas le temps de jouer à ce jeu.</text:span><text:span text:style-name="Q"><text:span text:style-name="T28"> (fait, récupérable)</text:span></text:span></text:p>
      <text:p text:style-name="P22">Lemon<text:tab/>Jeu vidéo - Shining Force II<text:tab/>Guerrier 16<text:tab/>Trop spécifique (disponible à la fin du jeu), et déjà plein d'immortels. (fait, récupérable, mais oG2)</text:p>
      <text:p text:style-name="P17">Orfraie<text:tab/>Jeu vidéo - Arcanum<text:tab/>Guerrière <text:span text:style-name="T1">(archère)</text:span> 14 / Mage 14<text:tab/><text:span text:style-name="T38">Remplacée par Virgile (prêtre) et Barnabé Bonarien (chien).</text:span></text:p>
      <text:p text:style-name="P2">Gar<text:tab/>Jeu vidéo - Arcanum<text:tab/>Guerrier12<text:tab/>Trop de guerriers. Remplacé par Virgile et Barnabé Bonarien. (fait, récupérable)</text:p>
      <text:p text:style-name="P17">Tienius Delitian<text:tab/>Jeu vidéo - Morrowind<text:tab/>Guerrier 24<text:tab/>Trop lore. Remplacé par Rampant et <text:span text:style-name="T19">M'aiq Langue-Fourchue.</text:span></text:p>
      <text:p text:style-name="P31"><text:span text:style-name="Q"><text:span text:style-name="T15">Sharn gra-Muzgob<text:tab/>Jeu vidéo - Morrowind<text:tab/>Nécromancienne guérisseuse 12<text:tab/>Remplacée par Rampant et M'aiq Langue-Fourchue, plus reconnaissables.</text:span></text:span></text:p>
      <text:p text:style-name="P17">Aribeth de Tylmarande<text:tab/>Jeu vidéo - Neverwinter Nights<text:tab/>Paladin / Chevalier noir 22<text:tab/>Univers d&amp;d, justement ce que le Sceptre évite</text:p>
      <text:p text:style-name="P2">Nok-Nok<text:tab/>Jeu vidéo : Pathfinder : Kingmaker<text:tab/>Voleur 10<text:tab/>Backstab quand à coté d'un allié pas possible (si script, lancer "assassinat" le fait arrêter de combattre)</text:p>
      <text:p text:style-name="P18">Fhjull Langue-Fourchue<text:tab/>Jeu vidéo - Planescape Torment<text:tab/>Abishai 9<text:tab/>Univers d&amp;d, justement ce que le Sceptre évite</text:p>
      <text:p text:style-name="P17">Kratos<text:tab/>Jeu vidéo (série) - Gods of War<text:tab/>Guerrier 20<text:tab/>Grappin infaisable.</text:p>
      <text:p text:style-name="P13"><text:span text:style-name="T27">Sabrewulf<text:tab/>Jeu vidéo (série) - Killer instinct<text:tab/>Guerrier 10</text:span><text:span text:style-name="Q"><text:span text:style-name="T22"><text:tab/>Trop de guerriers. Coups spéciaux infaisables, remplacé par Spinal</text:span></text:span></text:p>
      <text:p text:style-name="P13"><text:span text:style-name="Q"><text:span text:style-name="T22">Cinder<text:tab/>Jeu vidéo (série) - Killer instinct<text:tab/>Moine 13<text:tab/>(Elémental de feu) "téléportation avec animation de flammes horizontales" infaisable. Remplacé par Spinal.</text:span></text:span></text:p>
      <text:p text:style-name="P13"><text:span text:style-name="T27">Forest Law<text:tab/>Jeu vidéo (série) - Tekken<text:tab/>Moine 10</text:span><text:span text:style-name="Q"><text:span text:style-name="T22"><text:tab/>Trop de moines. Coups spéciaux infaisables</text:span></text:span></text:p>
      <text:p text:style-name="P26"><text:span text:style-name="Q"><text:span text:style-name="T36">Sophitia Alexandra<text:tab/>Jeu vidéo (série) - Soul Calibur<text:tab/>Guerrière 10<text:tab/>Trop de guerriers. Coups spéciaux infaisables</text:span></text:span></text:p>
      <text:p text:style-name="P31"><text:span text:style-name="Q"><text:span text:style-name="T15">Lloyd Irving<text:tab/>Jeu vidéo (série) - Tales of (Symphonia)<text:tab/>Guerrier 12<text:tab/>Coups spéciaux infaisables</text:span></text:span></text:p>
      <text:p text:style-name="P22">Dogi<text:tab/>Jeu vidéo (série) - Ys<text:tab/>Moine 15<text:tab/>Trop de coups spéciaux, voir vidéos</text:p>
      <text:p text:style-name="P22">Muradin barbe-de-bronze<text:tab/>Jeu vidéo (série) - Warcraft<text:tab/>Guerrier 15<text:tab/>Pleins de coups spéciaux infaisables. (fait sans coup spéciaux, récupérable)</text:p>
      <text:p text:style-name="P22">Brick<text:tab/>Jeu vidéo (série) - Borderlands<text:tab/>Berserker 15<text:tab/>Frappe avec ses poings → Sous-moine, ultra bidon, remplacé par Le faucon Ardent.</text:p>
      <text:p text:style-name="P22">Ryu Hayabusa<text:tab/>Jeu vidéo (série) - Ninja Gaiden<text:tab/>Ninja 18<text:tab/>Trop de coups spéciaux infaisables (grappin, surikens, double saut)</text:p>
      <text:p text:style-name="P26"><text:span text:style-name="Q"><text:span text:style-name="T36">Blaze<text:tab/>Jeu vidéo (série) - Streets of Rage<text:tab/>Moine 7<text:tab/>Trop de moines. Coups spéciaux impossibles</text:span></text:span></text:p>
      <text:p text:style-name="P29"><text:span text:style-name="T21">Assurancetourix<text:tab/></text:span><text:span text:style-name="Q"><text:span text:style-name="T23">Bande dessinée (série) - Asterix<text:tab/>Barde 3<text:tab/>(Chant handicapant + quand il chante, il se met à pleuvoir.) Tenue bicolore + cape, impossible.</text:span></text:span></text:p>
      <text:p text:style-name="P26">Hubrett<text:tab/>Bande dessinée (série) - Alban<text:tab/>Berserker 7<text:tab/>Psaumes pendant le berserking impossibles. <text:span text:style-name="T35">Bd presque totalement inconnue. (fait, récupérable)</text:span></text:p>
      <text:p text:style-name="P22"><text:span text:style-name="T35">Rondel<text:tab/>Bande dessinée (série) - Hillbilly<text:tab/>Tueur de magicien 14<text:tab/>Costume et haut de forme ! (Vraiment dommage :( )</text:span> (fait, récupérable)</text:p>
      <text:p text:style-name="P14"><text:span text:style-name="Q"><text:span text:style-name="T23">Krän<text:tab/>Bande dessinée (série) - Krän le barbare<text:tab/>Barbare 11<text:tab/>Pas de Hache à deux mains dans BG2, pas d'arme alternative</text:span></text:span></text:p>
      <text:p text:style-name="P29"><text:span text:style-name="Q"><text:span text:style-name="T23">Sagratamabarb<text:tab/>Bande dessinée (série) - Les Schtroumpfs<text:tab/>Sorcier 5<text:tab/>Trop lore. Remplacé par Homnibus et Gargagmel</text:span></text:span></text:p>
      <text:p text:style-name="P22">Rahan<text:tab/>Bande dessinée (série) - Rahan<text:tab/>Guerrier 14<text:tab/>En slip !</text:p>
      <text:p text:style-name="P22">Sigwald le brulé<text:tab/>Bande dessinée (série) - Thorgal<text:tab/>Guerrier (archer) 16<text:tab/>Trop lore. Remplacé par Kriss de Valnor</text:p>
      <text:p text:style-name="P22">Scalp<text:tab/>Bande dessinée (série) - Arkeod / La voie du silence<text:tab/>Guerrier 16<text:tab/>Bd presque totalement inconnue.<text:span text:style-name="Q"><text:span text:style-name="T44"> (fait, récupérable)</text:span></text:span></text:p>
      <text:p text:style-name="P22">Balkis<text:tab/>Bande dessinée (série) - Percevan<text:tab/>Nécromancienne 16<text:tab/>Pas à la biblio, ni en magasin, où ?</text:p>
      <text:p text:style-name="P22">Wodan<text:tab/>Bande dessinée (série) - Anachron<text:tab/>Guerrier 16<text:tab/>Trop de guerriers. Remplacé par Falgant</text:p>
      <text:p text:style-name="P2">Ronswald le téméraire<text:tab/>Bande dessinée (série) - Anachron<text:tab/>Guerrier 22<text:tab/>Trop lore. Mêmes pas représenté, juste évoqué. Remplacé par Falgant</text:p>
      <text:p text:style-name="P17">Seamus<text:tab/>Bande dessinée<text:span text:style-name="T19"> (série)</text:span> - Complainte des landes perdues<text:tab/>Guerrier 19<text:tab/>Nom commun à trop de personnages. Remplacé par Sioban et le Guinea Lord.</text:p>
      <text:p text:style-name="P22"><text:soft-page-break/>Seldnör<text:tab/>Bande dessinée (série) - Zorn et Dirna<text:tab/>Guerrier 17<text:tab/>Style de combat totalement infaisable.</text:p>
      <text:p text:style-name="P5">Sinistre de Malemort<text:tab/>Bande dessinée (série) - Garulfo livre deuxième<text:tab/>Guerrier 17<text:tab/>Trop secondaire. Remplacé par <text:span text:style-name="T35">Anjalbert de Ganfalon, secondaire aussi mais chevalier.</text:span></text:p>
      <text:p text:style-name="P6"><text:span text:style-name="Q"><text:span text:style-name="T37">Fogia Four<text:tab/>Manga (série) - Gunnm<text:tab/>Moine 13<text:tab/>Trop de moines. Spécialisation "vs golems" ne correspond pas.</text:span></text:span></text:p>
      <text:p text:style-name="P5">Noritaka Sawamura<text:tab/>Manga<text:span text:style-name="T35"> (série)</text:span> - Nori Taka<text:tab/>Moine 13<text:tab/><text:span text:style-name="T35">Trop de moines. En bermuda ! Manga trop peu connu</text:span></text:p>
      <text:p text:style-name="P22">Cavendish<text:tab/>Manga (série) - One piece<text:tab/>Guerrier 15<text:tab/>Animation vraiment pas possible (cheveux longs, long manteau, etc) (fait, récupérable + Hakuba)</text:p>
      <text:p text:style-name="P22"><text:span text:style-name="Q"><text:span text:style-name="T44">Kenshin Himura<text:tab/>Manga (série) - Kenshin le Vagabond<text:tab/>Kensaï 17<text:tab/>Frappe non-mortelle impossible à faire malgré plusieurs essais différents. (fait, récupérable)</text:span></text:span></text:p>
      <text:p text:style-name="P25">Kurome<text:tab/><text:span text:style-name="T1">Manga (série) - Red eye sword<text:tab/>Kensaï 18<text:tab/>10 Alliés invoqués par Yatsufuza avec animation BG2 et en accord avec le monde du manga pas trouvés.</text:span></text:p>
      <text:p text:style-name="P5">Tao Pai Pai<text:tab/>Manga<text:span text:style-name="T35"> (série)</text:span> - Dragon Ball<text:tab/>Moine 10<text:tab/>Dodompa impossible à faire → pas de laser dans BG2</text:p>
      <text:p text:style-name="P17">Broly <text:tab/>Manga<text:span text:style-name="T19"> (série)</text:span> - Dragon Ball Z<text:tab/>Guerrier 20<text:tab/>Dance de l'air impossible dans BG2.</text:p>
      <text:p text:style-name="P17">Guts<text:tab/>Manga<text:span text:style-name="T19"> (série)</text:span> - Berserk<text:tab/>Berserker 21<text:tab/>Capacités infaisables.</text:p>
      <text:p text:style-name="P17">Rhao<text:tab/>Manga<text:span text:style-name="T19"> (série)</text:span> - Ken le survivant<text:tab/>Moine 25<text:tab/>Remplacé par Kenshiro, dont l'animation est plus ressemblante.</text:p>
      <text:p text:style-name="P22">Croc d'argent<text:tab/>Manga (série) - One punch man<text:tab/>Moine 18<text:tab/>Pouvoirs spéciaux infaisables (animation). Remplacé par King.</text:p>
      <text:p text:style-name="P7">Saïtamma<text:tab/>Manga<text:span text:style-name="T38"> (série)</text:span> - One Punch Man<text:tab/>Moine 40<text:tab/><text:span text:style-name="T38">Vol (saut ultra haut^^) impossible. Remplacé par King.</text:span></text:p>
      <text:p text:style-name="P22">Wagnard<text:tab/>Manga (série) - Chroniques de la Guerre de Lodoss<text:tab/>prêtre/mage 28<text:tab/>Trop peu de pouvoirs révélés. Remplacé par Eto.</text:p>
      <text:p text:style-name="P22">Ashram<text:tab/>Manga (série) - Chroniques de la Guerre de Lodoss<text:tab/>Guerrier 18<text:tab/>Pas autant charismatique que prétendu. Remplacé par Eto.</text:p>
      <text:p text:style-name="P22">Kariya Kagetoki<text:tab/>Manga (série) - Samurai Champoo<text:tab/>Kensai 28<text:tab/>Manga trop peu connu</text:p>
      <text:p text:style-name="P22">Kirito<text:tab/>Manga (série) - Sword art online<text:tab/>Guerrier 16<text:tab/>Rien de spécial : 2 armes et +1 attaque dans son monde c'est classique dans BG2.<text:span text:style-name="Q"><text:span text:style-name="T44"> (fait, récup)</text:span></text:span></text:p>
      <text:p text:style-name="P22">Mordru<text:tab/>Comics - DC<text:tab/>Sorcier 30<text:tab/>Trop lore. Remplacé par <text:span text:style-name="T56">Oliver Queen</text:span> et Lady Shiva</text:p>
      <text:p text:style-name="P22">Ra’s al Ghul <text:tab/>Comics - DC - Batman<text:tab/>Kensai 19<text:tab/>Ra’s al Ghul en "simple" Kensai ??????? <text:s/>Il est bien autre chose. (fait, récupérable)</text:p>
      <text:p text:style-name="P10">Darkseid *<text:tab/><text:span text:style-name="T10">Comics - DC</text:span><text:tab/>Guerrier 40<text:tab/>Rayon Omega infaisable, lévitation impossible.<text:span text:style-name="T13"><text:tab/></text:span></text:p>
      <text:p text:style-name="P21">Oliver Queen<text:tab/><text:span text:style-name="T1">Comics - DC - Green Arrow / JLA<text:tab/>Guerrier (archer) 17<text:tab/>3 flèches différentes maximum... bof. Si 2 arcs avec 3 flèches spéciales, quand plus de flèches, plus d'arc (fait)</text:span></text:p>
      <text:p text:style-name="P17">Kalibak<text:tab/>Comics - DC - Superman / La ligue des Justiciers<text:tab/>Moine 23<text:tab/>Animation de grouilleux dans la série animée, animation d'"humain" dans les comics</text:p>
      <text:p text:style-name="P7">Docteur Manathan<text:tab/>Comics - DC - Les gardiens<text:span text:style-name="T1"><text:tab/></text:span>Psioniste 49<text:span text:style-name="T1"><text:tab/></text:span>Agrandissement infaisable.</text:p>
      <text:p text:style-name="P22">Benjamin Grimm<text:tab/>Comics - Marvel - Les 4 fantastiques<text:tab/>Guerrier 16<text:tab/>Animation élémental de terre ou golem de pierre trop moche, couleur infaisable.</text:p>
      <text:p text:style-name="P7">Thanos*<text:tab/>Comics - Marvel<text:tab/>Guerrier 39<text:tab/>(Ogre peau bleu). Technologie et pouvoirs (télékinésie) de ses suivants infaisable.</text:p>
      <text:p text:style-name="P7">Gorr, le massacreur de dieux<text:tab/>Comics - Marvel<text:tab/>Guerrier 39<text:tab/>Nécrolame infaisable.</text:p>
      <text:p text:style-name="P7">Hulk<text:tab/>Comics - Marvel - Les vengeurs<text:tab/>Brute 28<text:tab/>A<text:span text:style-name="Q"><text:span text:style-name="T41">nimation supplémentaire (merci fredy) squatte un slot. Super saut impossible, méga claque impossible.</text:span></text:span></text:p>
      <text:p text:style-name="P8">Tulkas<text:tab/>Livre - Le Silmarillion<text:tab/>Barbare 35<text:tab/>Trop lore.</text:p>
      <text:p text:style-name="P22">Kira<text:tab/>Livre (série) - Les Chevaliers d’Émeraude<text:tab/>Guerrier 10 / mage 9<text:tab/>Télékinésie impossible.</text:p>
      <text:p text:style-name="P22">Orgoch<text:tab/>Livre (série) - Chroniques de Prydain<text:tab/>Sorcière 15<text:tab/>(Animation citoyenne enrobée). Wikis contradictoires, remplacée par Fflewddur Fflam</text:p>
      <text:p text:style-name="P22">Ciri<text:tab/>Livre (série) - The witcher<text:tab/>Guerrière 15<text:tab/>Sorcelière ? Magicienne ? À quel moment ? <text:span text:style-name="Q"><text:span text:style-name="T44">Pas le temps de lire les livres</text:span></text:span>. Remplacée par Jaskier.</text:p>
      <text:p text:style-name="P22">Yyrkoon<text:tab/>Livre (série) - Elric<text:tab/>Sorcier 15<text:tab/>Animation trop spécifique, remplacé par Tristelune.</text:p>
      <text:p text:style-name="P22">Sac-à-souris<text:tab/>Livre (série) - The witcher<text:tab/>Druide 16 <text:tab/>Vu dans la série. Rien de druidique. Remplacé par Jasquier.</text:p>
      <text:p text:style-name="P22">Achren<text:tab/>Livre (série) - Chroniques de Prydain<text:tab/>Sorcière 18<text:tab/>Pas le temps de lire les livres<text:span text:style-name="Q"><text:span text:style-name="T44">. Wikis contradictoires.</text:span></text:span></text:p>
      <text:p text:style-name="P17">Red Sonja<text:tab/><text:span text:style-name="T19">Livre (série) - Kull puis Conan</text:span><text:span text:style-name="T20"> <text:tab/>Guerrière 19<text:tab/>Bikini ! Remplacée par Thulsa Doom</text:span></text:p>
      <text:p text:style-name="P27"><text:span text:style-name="T39">Questor Thews <text:tab/></text:span><text:bookmark text:name="firstHeading"/><text:span text:style-name="T39">Livre (série) - Le Royaume magique de Landover<text:tab/>Magicien 17<text:tab/>Pas le temps de lire les livres.</text:span><text:span text:style-name="Q"><text:span text:style-name="T40"> Wikis contradictoires. (fait, récupérable)</text:span></text:span></text:p>
      <text:p text:style-name="P18">Gannel<text:tab/>Livre<text:span text:style-name="T16"> (série) - L</text:span>'Héritage<text:tab/>Prêtre 18<text:tab/>Nain. <text:span text:style-name="T16">Totalement inconnu, wikis contradictoires.</text:span></text:p>
      <text:p text:style-name="P22">Durza<text:tab/>Livre (série) - L'Héritage<text:tab/>Guerrier 12 / Magicien 12<text:tab/>(Ombre, version L'héritage) wikis contradictoires, pas le temps de lire les livres (dommage)</text:p>
      <text:p text:style-name="P11">Lews Therin Telamon<text:tab/>Livre (série) - La roue du temps <text:tab/>Seigneur de guerre 32<text:tab/>Trop lore. Tout le temps évoqué. Aucune représentation. Remplacé par <text:span text:style-name="T11">Nynaeve al'Meara</text:span></text:p>
      <text:p text:style-name="P22">Icon Ungody*<text:tab/>LDVELH (série) - L'épée de légende<text:tab/>Seigneur de guerre 16<text:tab/>Trop lore. Remplacé par Pip et Zagor. (fait, récupérable)</text:p>
      <text:p text:style-name="P15"><text:span text:style-name="Q"><text:span text:style-name="T24">Nanok de la lame<text:tab/>Jeu de société - Descent / Runebound<text:tab/>Kensai 8<text:tab/>Trop de Kensaïs. Remplacé par Ashrian et Baron Zachareth</text:span></text:span></text:p>
      <text:p text:style-name="P22"><text:span text:style-name="Q"><text:span text:style-name="T44">Ispher<text:tab/>Jeu de société - Descent 2eme édition<text:tab/>Prêtre 5<text:tab/>Nécessite une animation supplémentaire. Remplacé par Ashrian et Baron Zachareth.</text:span></text:span></text:p>
      <text:p text:style-name="P22">Tatie Paladin<text:tab/>Jeu de société - Munchkin<text:tab/>Paladin 18<text:tab/>Remplacée par Jeanne d'orque (petit niveau) et Tut-Tuuut-Ankh-Ammon (prêtre)</text:p>
      <text:p text:style-name="P19"><text:span text:style-name="Q"><text:span text:style-name="T17">Seelah<text:tab/>Jeu de rôle - Pathfinder<text:tab/>Paladine 13<text:tab/>Pas originale. Remplacé par Imrijka.</text:span></text:span></text:p>
      <text:p text:style-name="P24"><text:span text:style-name="Q"><text:span text:style-name="T45">Rohal le sage<text:tab/>Jeu de rôle - L'oeil noir<text:tab/>Mage 19<text:tab/>Système de magie de l'oeil noir nécessitant 1 nouvelle capacité par sort → trop lourd pour un seul personnage</text:span></text:span></text:p>
      <text:p text:style-name="P4">Les Bémols<text:tab/>Dessin animé - Les simpsons<text:tab/>Bardes 3<text:tab/>(Viennent par groupe de 4). Trop lore. Remplacés par <text:span text:style-name="T55">Gilbert Gunderson</text:span></text:p>
      <text:p text:style-name="P8">Vilgax*<text:tab/>Dessin animé (série) - Ben Ten<text:tab/>Guerrier 32<text:tab/>Aucune animation plausible</text:p>
      <text:p text:style-name="P16"><text:span text:style-name="Q"><text:span text:style-name="T25">Prince Adam <text:tab/>Série TV - Dessin animé - Les maîtres de l'univers<text:tab/>Guerrier 7<text:tab/>Habillé en violet et rose avec un slip ! Alias Musclor encore pire infaisable.</text:span></text:span></text:p>
      <text:p text:style-name="P22">Musclor<text:tab/>Série TV - Dessin animé - Les maîtres de l'univers<text:tab/>Barbare 16<text:tab/>Tigre vert vraiment trop moche et animation vraiment trop spécifique.</text:p>
      <text:p text:style-name="P22">Jack<text:tab/>Série TV - Dessin animé - Samouraï Jack<text:tab/>Kensaï 17<text:tab/>Nom commun à trop de personnages, trop de kensaï. (fait, récupérable)</text:p>
      <text:p text:style-name="P22">Danny<text:tab/>Film - Danny the Dog<text:tab/>Moine 17 <text:tab/>Trop de moines. Nom ne remémorant pas le personnage.</text:p>
      <text:p text:style-name="P22">Razahir Khemse <text:tab/>Film - Underworld<text:tab/>Guerrier 19<text:tab/>Pas vu films, pas le temps de les voir</text:p>
      <text:p text:style-name="P20">Isaiah Bone<text:tab/>Film - Blood and bone<text:tab/>Moine 22<text:tab/><text:span text:style-name="T38">Trop de moines. Film trop peu connu.</text:span></text:p>
      <text:p text:style-name="P12"><text:span text:style-name="T12">Agent Smith<text:tab/>Film</text:span><text:span text:style-name="T9"> (série)</text:span><text:span text:style-name="T12"> - Matrix<text:tab/>Moine 40<text:tab/>Réservé pour une rencontre de Derat's encounters. Bien mieux en rencontre, même si projet non concrétisé.</text:span></text:p>
      <text:p text:style-name="P22">Morpheus<text:tab/>Film (série) - Matrix<text:tab/>Moine combattant 17<text:tab/>Le moine avec des épaulières n'a vraiment pas la classe de Morpheus avec son manteau et sa cape.</text:p>
      <text:p text:style-name="P1"><text:span text:style-name="T1">Rama<text:tab/>Film (série) - The raid<text:tab/>Moine 18 <text:tab/>Trop de moines. limité à 2 films moyens.</text:span><text:span text:style-name="Q"><text:span text:style-name="T43"> (fait, récupérable)</text:span></text:span></text:p>
      <text:p text:style-name="P22">Bra'tac<text:tab/>Série TV - Stargate SG1<text:tab/>Guerrier 27<text:tab/>Lasers impossible dans BG2.</text:p>
      <text:p text:style-name="P2">Orangina rouge<text:tab/>Publicité : Orangina rouge<text:tab/>Sadique 10<text:tab/>Pas d'animation pour le représenter :(, pas de tronçonneuse (mais ça peut se trouver ^^)</text:p>
      <text:p text:style-name="P22"><text:soft-page-break/>Léon Citron<text:tab/>Monde réel - légère déformation de la réalité<text:tab/>Présentateur<text:tab/>Calculer s’il est en combat ou non, contre quelle monstre, etc...... trop chaud à scripter.</text:p>
      <text:p text:style-name="P22">Morgane le Fay<text:tab/>Monde réel - Légende du roi Arthur<text:tab/>Magicienne 15<text:tab/>(animation dryade). Nom pas fixé, différent selon support. Remplacée par Galaad par sécurité</text:p>
      <text:p text:style-name="P18">Hellvice Presque-Laid<text:tab/><text:span text:style-name="T16">Monde réel - légère déformation de la réalité<text:tab/>Barde 18<text:tab/>Déhanchement impossibles à refaire. Sans ça, c'est juste un barde classique.</text:span></text:p>
      <text:p text:style-name="P22">Achille<text:tab/>Monde réel - Légendes crétoises<text:tab/>Guerrier 27<text:tab/>Trop de "grecs". Remplacée par Spartacus.</text:p>
      <text:p text:style-name="P22">Siegfried (Sigurd ?)<text:tab/>Monde réel - Légende allemande<text:tab/>Guerrier 29<text:tab/>"Quasi"-invulnérable ? <text:s/>Nom pas fixé, différent selon support.</text:p>
      <text:p text:style-name="P20"><text:span text:style-name="T29">Penthésilée<text:tab/></text:span><text:span text:style-name="T18">Monde réel - </text:span><text:span text:style-name="T29">Légendes crétoises<text:tab/>Guerrière 28<text:tab/>Trop lore. </text:span><text:span text:style-name="T18">Trop de "grecs". </text:span><text:span text:style-name="T29">Remplacée par Spartacus.</text:span></text:p>
      <text:p text:style-name="P28"><text:span text:style-name="T11">Hermoni<text:tab/>Monde réel - Religion - </text:span><text:bookmark text:name="Livre_d'Hénoch"/><text:span text:style-name="T11">Livre d'Hénoch<text:tab/>Sorcier 35<text:tab/>(Ange). Trop lore. Religion ! Sujet tabou.</text:span></text:p>
      <text:p text:style-name="P20"><text:span text:style-name="T30">Leonidas Ier<text:tab/></text:span><text:span text:style-name="T18">Monde réel - </text:span><text:span text:style-name="T30">Histoire du monde<text:tab/>Guerrier 29<text:tab/></text:span><text:span text:style-name="T18">Trop de "grecs". Remplacée par Spartacus.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ScalaSans-Bold" svg:font-family="ScalaSans-Bold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ACRONYM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Q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50DT7H38M45S</meta:editing-duration>
    <meta:editing-cycles>597</meta:editing-cycles>
    <meta:generator>OpenOffice/4.1.14$Win32 OpenOffice.org_project/4114m1$Build-9811</meta:generator>
    <dc:date>2023-10-19T18:28:20.19</dc:date>
    <meta:document-statistic meta:table-count="0" meta:image-count="0" meta:object-count="0" meta:page-count="7" meta:paragraph-count="340" meta:word-count="5424" meta:character-count="32393"/>
    <meta:user-defined meta:name="Info 1"/>
    <meta:user-defined meta:name="Info 2"/>
    <meta:user-defined meta:name="Info 3"/>
    <meta:user-defined meta:name="Info 4"/>
  </office:meta>
</office:document-meta>
</file>